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a) Sie haben eine Reihe von ganzzahligen Messwerten zeilenweise in der Textdatei</text:p>
      <text:p text:style-name="P1"><text:s text:c="4"/>/projekt/werte.txt gespeichert; ungültige Messwerte sind als −1 gespeichert. Außerdem</text:p>
      <text:p text:style-name="P1"><text:s text:c="4"/>haben Sie ein Java-Programm Filter , das zeilenweise Integer von der Standardeingabe</text:p>
      <text:p text:style-name="P1"><text:s text:c="4"/>einliest und alle Integer, die nicht −1 sind, wieder zeilenweise auf der</text:p>
      <text:p text:style-name="P1"><text:s text:c="4"/>Standardausgabe ausgibt.</text:p>
      <text:p text:style-name="P1"/>
      <text:p text:style-name="P1"><text:s text:c="4"/>/projekt % ls</text:p>
      <text:p text:style-name="P1"><text:s text:c="4"/>Filter.class Filter.java werte.txt</text:p>
      <text:p text:style-name="P1"><text:s text:c="4"/>/projekt %</text:p>
      <text:p text:style-name="P1"/>
      <text:p text:style-name="P1"><text:s text:c="4"/>Geben Sie einen Befehl an, mit dem Sie alle gültigen Messwerte aus werte.txt in</text:p>
      <text:p text:style-name="P1"><text:s text:c="4"/>einer Datei bereinigt.txt speichern können:</text:p>
      <text:p text:style-name="P1"/>
      <text:p text:style-name="P1"><text:s text:c="4"/>(b) Gegeben sei die folgende Klasse:</text:p>
      <text:p text:style-name="P1"><text:s text:c="12"/>Person.java Java</text:p>
      <text:p text:style-name="P1"><text:s text:c="12"/>1 public class Person {</text:p>
      <text:p text:style-name="P1"><text:s text:c="12"/>2</text:p>
      <text:p text:style-name="P1"><text:s text:c="12"/>3 <text:s text:c="2"/>private String name;</text:p>
      <text:p text:style-name="P1"><text:s text:c="12"/>4 <text:s text:c="2"/>private String mail;</text:p>
      <text:p text:style-name="P1"><text:s text:c="12"/>5</text:p>
      <text:p text:style-name="P1"><text:s text:c="12"/>6 <text:s text:c="2"/>public Person(String name, mail) {</text:p>
      <text:p text:style-name="P1"><text:s text:c="12"/>7 <text:s text:c="6"/>this.name = name;</text:p>
      <text:p text:style-name="P1"><text:s text:c="12"/>8 <text:s text:c="6"/>this.mail = mail;</text:p>
      <text:p text:style-name="P1"><text:s text:c="12"/>9 <text:s text:c="2"/>}</text:p>
      <text:p text:style-name="P1"><text:s text:c="12"/>10</text:p>
      <text:p text:style-name="P1"><text:s text:c="12"/>11 <text:s/>@Override</text:p>
      <text:p text:style-name="P1"><text:s text:c="12"/>12 <text:s/>public String toString() {</text:p>
      <text:p text:style-name="P1"><text:s text:c="12"/>13 <text:s text:c="5"/>return name + " " mail;</text:p>
      <text:p text:style-name="P1"><text:s text:c="12"/>14 <text:s text:c="2"/>}</text:p>
      <text:p text:style-name="P1"><text:s text:c="12"/>15</text:p>
      <text:p text:style-name="P1"><text:s text:c="12"/>16 }</text:p>
      <text:p text:style-name="P1"/>
      <text:p text:style-name="P1"><text:s text:c="12"/>Beim Compilieren der Klasse gibt es folgende Fehlermeldungen:</text:p>
      <text:p text:style-name="P1"><text:s text:c="12"/>Person.java:6: error: &lt;identifier&gt; expected</text:p>
      <text:p text:style-name="P1"><text:s text:c="12"/>public Person(String name, mail) {</text:p>
      <text:p text:style-name="P1"><text:s text:c="12"/>^</text:p>
      <text:p text:style-name="P1"><text:s text:c="12"/>Person.java:13: error: ';' expected</text:p>
      <text:p text:style-name="P1"><text:s text:c="12"/>return name + " " mail;</text:p>
      <text:p text:style-name="P1"><text:s text:c="12"/>^</text:p>
      <text:p text:style-name="P1"><text:s text:c="12"/>Person.java:13: error: not a statement</text:p>
      <text:p text:style-name="P1"><text:s text:c="12"/>return name + " " mail;</text:p>
      <text:p text:style-name="P1"><text:s text:c="12"/>^</text:p>
      <text:p text:style-name="P1"><text:s text:c="12"/>3 errors</text:p>
      <text:p text:style-name="P1"/>
      <text:p text:style-name="P1"><text:s text:c="12"/>Geben Sie an, in welchen Zeilen die Ursachen für die Fehler sind, beschreiben Sie die</text:p>
      <text:p text:style-name="P1"><text:s text:c="12"/>Fehler jeweils kurz (max. 1 Satz) und geben Sie die korrigierte Codezeile vollständig</text:p>
      <text:p text:style-name="P1"><text:s text:c="12"/>an, sodass der Code das tut, was bei der Programmierung wahrscheinlich vorgesehen</text:p>
      <text:p text:style-name="P1"><text:s text:c="12"/>war. Geben Sie keine Folgefehler an, die durch Korrektur eines vorherigen Fehlers</text:p>
      <text:p text:style-name="P1"><text:s text:c="12"/>behoben werden.</text:p>
      <text:p text:style-name="P1"/>
      <text:p text:style-name="P1"><text:s text:c="12"/>Zeilennummer:</text:p>
      <text:p text:style-name="P1"><text:s text:c="12"/>Fehlerbeschreibung:</text:p>
      <text:p text:style-name="P1"><text:s text:c="12"/>Korrektur:</text:p>
      <text:p text:style-name="P1"/>
      <text:p text:style-name="P1"><text:s text:c="12"/>Zeilennummer:</text:p>
      <text:p text:style-name="P1"><text:s text:c="12"/>Fehlerbeschreibung:</text:p>
      <text:p text:style-name="P1"><text:s text:c="12"/>Korrektur:</text:p>
      <text:p text:style-name="P1"/>
      <text:p text:style-name="P1"><text:s text:c="12"/>Zeilennummer:</text:p>
      <text:p text:style-name="P1"><text:s text:c="12"/>Fehlerbeschreibung:</text:p>
      <text:p text:style-name="P1"><text:s text:c="12"/>Korrektur:</text:p>
      <text:p text:style-name="P1"/>
      <text:p text:style-name="P1"><text:s text:c="12"/>Aufgabe 2 </text:p>
      <text:p text:style-name="P1"><text:s text:c="16"/>Gehen Sie in dieser Aufgabe davon aus, dass n ∈ N und n ≥ 1 gilt.</text:p>
      <text:p text:style-name="P1"/>
      <text:p text:style-name="P1"><text:s text:c="16"/>Eine natürliche Zahl n ist eine perfekte Zahl, wenn die Summe ihrer natürlichen Teiler (n</text:p>
      <text:p text:style-name="P1"><text:s text:c="16"/>ausgeschlossen) gleich n ist. Die kleinste perfekte Zahl ist 6 (Teilersumme 1 + 2 + 3 = 6).</text:p>
      <text:p text:style-name="P1"/>
      <text:p text:style-name="P1"><text:s text:c="16"/>Unten ist ein Programm PerfekteZahlen mit einer Beispielausgabe vorgegeben. Erweitern</text:p>
      <text:p text:style-name="P1"><text:s text:c="16"/>Sie dieses Programm um folgende private, statische Methoden, damit das Programm wie</text:p>
      <text:p text:style-name="P1"><text:s text:c="16"/>im Beispiel funktioniert:</text:p>
      <text:p text:style-name="P1"/>
      <text:p text:style-name="P1"><text:s text:c="16"/>(a) Schreiben Sie eine Methode int teilersumme(int n) , welche die Summe aller natürlichen</text:p>
      <text:p text:style-name="P1"><text:s text:c="16"/>Teiler von n berechnet, wobei n selbst ausgeschlossen ist.</text:p>
      <text:p text:style-name="P1"/>
      <text:p text:style-name="P1"><text:s text:c="16"/>(b) Schreiben Sie eine Methode boolean istPerfekt(int n) , die genau dann true</text:p>
      <text:p text:style-name="P1"><text:s text:c="16"/>zurückgibt, wenn n eine perfekte Zahl ist.</text:p>
      <text:p text:style-name="P1"/>
      <text:p text:style-name="P1"><text:s text:c="16"/>(c) Schreiben Sie eine Methode int[] perfekteZahlen(int anzahl) , die ein Array zurückgibt,</text:p>
      <text:p text:style-name="P1"><text:s text:c="16"/>das genau die ersten anzahl perfekten Zahlen enthält.</text:p>
      <text:p text:style-name="P1"/>
      <text:p text:style-name="P1"><text:s text:c="16"/>Beispiel:</text:p>
      <text:p text:style-name="P1"><text:s text:c="16"/>% java PerfekteZahlen</text:p>
      <text:p text:style-name="P1"><text:s text:c="16"/>6</text:p>
      <text:p text:style-name="P1"><text:s text:c="16"/>true</text:p>
      <text:p text:style-name="P1"><text:s text:c="16"/>false</text:p>
      <text:p text:style-name="P1"><text:s text:c="16"/>6 28</text:p>
      <text:p text:style-name="P1"/>
      <text:p text:style-name="P1"><text:s text:c="16"/>PerfekteZahlen.java </text:p>
      <text:p text:style-name="P1"><text:s text:c="16"/>public class PerfekteZahlen {</text:p>
      <text:p text:style-name="P1"><text:s text:c="20"/>public static void main(String[] args) {</text:p>
      <text:p text:style-name="P1"><text:s text:c="24"/>System.out.println(teilersumme(6));</text:p>
      <text:p text:style-name="P1"><text:s text:c="24"/>System.out.println(istPerfekt(6));</text:p>
      <text:p text:style-name="P1"><text:s text:c="24"/>System.out.println(istPerfekt(12));</text:p>
      <text:p text:style-name="P1"><text:s text:c="24"/>for(int zahl: perfekteZahlen(2)) {</text:p>
      <text:p text:style-name="P1"><text:s text:c="28"/>System.out.print(zahl + " " );</text:p>
      <text:p text:style-name="P1"><text:s text:c="24"/>}</text:p>
      <text:p text:style-name="P1"><text:s text:c="20"/>}</text:p>
      <text:p text:style-name="P1"><text:s text:c="16"/>}</text:p>
      <text:p text:style-name="P1"><text:s text:c="16"/>// Ergänzen Sie hier die Methoden teilersumme, istPerfekt und perfekteZahlen.</text:p>
      <text:p text:style-name="P1"/>
      <text:p text:style-name="P1"><text:s text:c="16"/>(a)</text:p>
      <text:p text:style-name="P1"><text:s text:c="16"/>private static int teilersumme (int n) {</text:p>
      <text:p text:style-name="P1"><text:s text:c="20"/>int s = 0;</text:p>
      <text:p text:style-name="P1"><text:s text:c="20"/>for(int = 1; i &lt; n;i++) {</text:p>
      <text:p text:style-name="P1"><text:s text:c="24"/>if(n % i == 0);</text:p>
      <text:p text:style-name="P1"><text:s text:c="24"/>s+=i;</text:p>
      <text:p text:style-name="P1"><text:soft-page-break/><text:s text:c="20"/>}</text:p>
      <text:p text:style-name="P1"><text:s text:c="16"/>}</text:p>
      <text:p text:style-name="P1"><text:s text:c="16"/>return s;</text:p>
      <text:p text:style-name="P1"/>
      <text:p text:style-name="P1"/>
      <text:p text:style-name="P1"/>
      <text:p text:style-name="P1"><text:s text:c="16"/>(b)</text:p>
      <text:p text:style-name="P1"><text:s text:c="16"/>private static boolean istPerfekt (int n) [</text:p>
      <text:p text:style-name="P1"><text:s text:c="20"/>return teilersumme (n) == n;</text:p>
      <text:p text:style-name="P1"><text:s text:c="16"/>]</text:p>
      <text:p text:style-name="P1"/>
      <text:p text:style-name="P1"><text:s text:c="16"/>(c)</text:p>
      <text:p text:style-name="P1"><text:s text:c="16"/>private static int[] perfekteZahlen (int anzahl) {</text:p>
      <text:p text:style-name="P1"><text:s text:c="20"/>if(anzahl &lt; 0) {</text:p>
      <text:p text:style-name="P1"><text:s text:c="24"/>throw new IllegalArgumentException();</text:p>
      <text:p text:style-name="P1"><text:s text:c="20"/>}</text:p>
      <text:p text:style-name="P1"><text:s text:c="20"/>int[] perfekteZahlen = new int [anzahl];</text:p>
      <text:p text:style-name="P1"><text:s text:c="20"/>int i = 0;</text:p>
      <text:p text:style-name="P1"><text:s text:c="20"/>for(int n = 1; i &lt; anzahl; n++) {</text:p>
      <text:p text:style-name="P1"><text:s text:c="24"/>if(istPerfekt(n)) {</text:p>
      <text:p text:style-name="P1"><text:s text:c="28"/>perfekteZahlen[i] = n;</text:p>
      <text:p text:style-name="P1"><text:s text:c="28"/>i++;</text:p>
      <text:p text:style-name="P1"><text:s text:c="24"/>}</text:p>
      <text:p text:style-name="P1"><text:s text:c="20"/>}</text:p>
      <text:p text:style-name="P1"><text:s text:c="20"/>return perfekteZahlen;</text:p>
      <text:p text:style-name="P1"><text:s text:c="16"/>}</text:p>
      <text:p text:style-name="P1"/>
      <text:p text:style-name="P1"><text:s text:c="16"/>Aufgabe 3 </text:p>
      <text:p text:style-name="P1"/>
      <text:p text:style-name="P1"><text:s text:c="16"/>Aus der Vorlesung kennen Sie folgende Implementierung von Insertion Sort, die ein Array</text:p>
      <text:p text:style-name="P1"><text:s text:c="16"/>von Integern aufsteigend sortiert:</text:p>
      <text:p text:style-name="P1"/>
      <text:p text:style-name="P1"><text:s text:c="16"/>public static void sort(int[] numbers) {</text:p>
      <text:p text:style-name="P1"><text:s text:c="20"/>for(int currentIndex = 0; currentIndex &lt; numbers.length; currentIndex++) {</text:p>
      <text:p text:style-name="P1"><text:s text:c="24"/>int currentNumber = numbers[currentIndex];</text:p>
      <text:p text:style-name="P1"><text:s text:c="24"/>int insertionPosition = currentIndex;</text:p>
      <text:p text:style-name="P1"><text:s text:c="28"/>while(insertionPosition &gt; 0 &amp;&amp; numbers[insertionPosition - 1] &gt; currentNumber) {</text:p>
      <text:p text:style-name="P1"><text:s text:c="28"/>numbers[insertionPosition] = numbers[insertionPosition - 1];</text:p>
      <text:p text:style-name="P1"><text:s text:c="24"/>insertionPosition--;</text:p>
      <text:p text:style-name="P1"><text:s text:c="24"/>}</text:p>
      <text:p text:style-name="P1"><text:s text:c="24"/>numbers[insertionPosition] = currentNumber;</text:p>
      <text:p text:style-name="P1"><text:s text:c="20"/>}</text:p>
      <text:p text:style-name="P1"><text:s text:c="16"/>}</text:p>
      <text:p text:style-name="P1"/>
      <text:p text:style-name="P1"><text:s text:c="16"/>Zwei Strings können mithilfe der öffentlichen Instanzmethode int compareTo(String other)</text:p>
      <text:p text:style-name="P1"><text:s text:c="16"/>verglichen werden. Der Rückgabewert stellt hierbei das Ergebnis des Vergleichs wie folgt</text:p>
      <text:p text:style-name="P1"><text:s text:c="16"/>dar ( a und b vom Typ String ):</text:p>
      <text:p text:style-name="P1"/>
      <text:p text:style-name="P1"><text:s text:c="16"/>a.compareTo(b) == 0 → a und b sind gleich</text:p>
      <text:p text:style-name="P1"><text:s text:c="16"/>a.compareTo(b) &gt; 0 → a ist lexikographisch größer als b</text:p>
      <text:p text:style-name="P1"><text:s text:c="16"/>a.compareTo(b) &lt; 0 → a ist lexikographisch kleiner als b</text:p>
      <text:p text:style-name="P1"/>
      <text:p text:style-name="P1"><text:s text:c="16"/>Vervollständigen Sie die Methode sorted , die ein Array von String -Objekten übergeben</text:p>
      <text:p text:style-name="P1"><text:s text:c="16"/>bekommt und ein neues Array zurückgeben soll, in dem dieselben Strings lexikographisch</text:p>
      <text:p text:style-name="P1"><text:s text:c="16"/>absteigend sortiert sind; die Reihenfolge der Strings im übergebenen Array soll von der</text:p>
      <text:p text:style-name="P1"><text:s text:c="16"/>Methode nicht verändert werden; das Original-Array und das sortierte Array sollen dieselben</text:p>
      <text:p text:style-name="P1"><text:s text:c="16"/>Objekte im Heap referenzieren. Sie dürfen davon ausgehen, dass der Methoden-</text:p>
      <text:p text:style-name="P1"><text:s text:c="16"/>Parameter strings ungleich null ist und keine Werte enthält, die null sind.</text:p>
      <text:p text:style-name="P1"/>
      <text:p text:style-name="P1"><text:s text:c="16"/>Ihre Lösung Java</text:p>
      <text:p text:style-name="P1"><text:s text:c="16"/>public static String[] sorted(String[] strings) {</text:p>
      <text:p text:style-name="P1"><text:s text:c="20"/>String[] c = new String[strings.length];</text:p>
      <text:p text:style-name="P1"><text:s text:c="20"/>for(int i = 0; i &lt; c.length; i++) {</text:p>
      <text:p text:style-name="P1"><text:s text:c="24"/>c[i] = string[i];</text:p>
      <text:p text:style-name="P1"><text:s text:c="20"/>}</text:p>
      <text:p text:style-name="P1"><text:s text:c="20"/>for(currentIndex = 0; currentIndex &lt; c.length; currentIndex++) {</text:p>
      <text:p text:style-name="P1"><text:s text:c="24"/>String currentString = c[currentIndex];</text:p>
      <text:p text:style-name="P1"><text:s text:c="24"/>int insertionPosition = currentIndex;</text:p>
      <text:p text:style-name="P1"><text:s text:c="24"/>while(insertionPosition &gt; 0 &amp;&amp; c [insertionPosition - 1].compareTo(currentString) &lt; 0) {</text:p>
      <text:p text:style-name="P1"><text:s text:c="28"/>c[insertionPosition] = c[insertionPosition - 1];</text:p>
      <text:p text:style-name="P1"><text:s text:c="28"/>insertionPosition--;</text:p>
      <text:p text:style-name="P1"><text:s text:c="24"/>}</text:p>
      <text:p text:style-name="P1"><text:s text:c="24"/>c[insertionPosition] = currentString;</text:p>
      <text:p text:style-name="P1"><text:s text:c="20"/>}</text:p>
      <text:p text:style-name="P1"><text:s text:c="20"/>return c;</text:p>
      <text:p text:style-name="P1"><text:s text:c="16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0"/>Aufgabe 4 </text:p>
      <text:p text:style-name="P1"><text:s text:c="24"/>Newton möchte ein Programm schreiben, das über die Standardeingabe eine beliebige</text:p>
      <text:p text:style-name="P1"><text:s text:c="24"/>Anzahl von Unikennungen einlesen kann und anschließend alphabetisch sortiert. Er schlägt</text:p>
      <text:p text:style-name="P1"><text:s text:c="24"/>vor, die Unikennungen dafür in einem Array der Größe 200 zu speichern und anschließend</text:p>
      <text:p text:style-name="P1"><text:s text:c="24"/>zu sortieren.</text:p>
      <text:p text:style-name="P1"/>
      <text:p text:style-name="P1"><text:s text:c="24"/>Tracy sagt, dass er lieber eine einfach verkettete Liste verwenden sollte.</text:p>
      <text:p text:style-name="P1"/>
      <text:p text:style-name="P1"><text:s text:c="24"/>(a) Würden Sie eher Newtons oder Tracys Vorschlag umsetzen? Geben Sie einen nachvollziehbaren</text:p>
      <text:p text:style-name="P1"><text:s text:c="24"/>Grund in 1–3 ausformulierten Sätzen an.</text:p>
      <text:p text:style-name="P1"/>
      <text:p text:style-name="P1"><text:s text:c="24"/>Newtons vorschlag nicht Sinnvoll, weil er eine beliebige anzahl einlesen möchte und man für Arrays die anzahl schon</text:p>
      <text:p text:style-name="P1"><text:s text:c="24"/>vorher wissen muss.</text:p>
      <text:p text:style-name="P1"/>
      <text:p text:style-name="P1"/>
      <text:p text:style-name="P1"><text:s text:c="24"/>(b) Newton erwidert, dass die Elemente einer verketteten Liste nicht mehr sortiert werden</text:p>
      <text:p text:style-name="P1"><text:s text:c="24"/>können, nachdem Sie einmal hinzugefügt worden sind. Stimmen Sie dieser Aussage von</text:p>
      <text:p text:style-name="P1"><text:s text:c="24"/>Newton zu? Begründen Sie Ihre Antwort in 1–2 ausformulierten Sätzen.</text:p>
      <text:p text:style-name="P1"/>
      <text:p text:style-name="P1"><text:s text:c="24"/>Newton liegt falsch, Elemente einer verketteten liste können im nachhinein noch sortiert werden.</text:p>
      <text:p text:style-name="P1"/>
      <text:p text:style-name="P1"/>
      <text:p text:style-name="P1"/>
      <text:p text:style-name="P1"><text:soft-page-break/><text:s text:c="24"/>Aufgabe 5 </text:p>
      <text:p text:style-name="P1"><text:s text:c="28"/>In dieser Aufgabe sollen Sie Interfaces, Klassen und Methoden für eine Marketinganwendung</text:p>
      <text:p text:style-name="P1"><text:s text:c="28"/>eines Restaurants nach gewissen Vorgaben implementieren. Eine andere Person integriert</text:p>
      <text:p text:style-name="P1"><text:s text:c="28"/>dann später Ihre Klasse in die Gesamtanwendung.</text:p>
      <text:p text:style-name="P1"/>
      <text:p text:style-name="P1"><text:s text:c="28"/>Hinweise:</text:p>
      <text:p text:style-name="P1"/>
      <text:p text:style-name="P1"><text:s text:c="28"/>• Sie dürfen alle Variablennamen frei wählen.</text:p>
      <text:p text:style-name="P1"><text:s text:c="28"/>• Wählen Sie sinnvolle Datentypen für Ihre Variablen.</text:p>
      <text:p text:style-name="P1"><text:s text:c="28"/>• Alle Instanzvariablen müssen privat sein.</text:p>
      <text:p text:style-name="P1"><text:s text:c="28"/>• Wenn kein Konstruktorverhalten vorgeschrieben ist, reicht der Default-Konstruktor.</text:p>
      <text:p text:style-name="P1"><text:s text:c="28"/>• Innerhalb dieser Aufgabe müssen Sie keine Parameter validieren.</text:p>
      <text:p text:style-name="P1"/>
      <text:p text:style-name="P1"><text:s text:c="28"/>Gegeben ist folgendes Interface:</text:p>
      <text:p text:style-name="P1"/>
      <text:p text:style-name="P1"><text:s text:c="28"/>Weather.java Java</text:p>
      <text:p text:style-name="P1"><text:s text:c="28"/>public interface Weather {</text:p>
      <text:p text:style-name="P1"><text:s text:c="32"/>// gibt die aktuelle Temperatur in Grad Celsius zurück</text:p>
      <text:p text:style-name="P1"><text:s text:c="32"/>double getTemperature();</text:p>
      <text:p text:style-name="P1"><text:s text:c="28"/>}</text:p>
      <text:p text:style-name="P1"/>
      <text:p text:style-name="P1"><text:s text:c="28"/>(a) Schreiben Sie eine nicht abstrakte, öffentliche Klasse FakeWeather , die das Weather -</text:p>
      <text:p text:style-name="P1"><text:s text:c="28"/>Interface implementiert. Als aktuelle Temperatur soll irgendeine beliebige Zahl zurückgeben</text:p>
      <text:p text:style-name="P1"><text:s text:c="28"/>werden.</text:p>
      <text:p text:style-name="P1"/>
      <text:p text:style-name="P1"><text:s text:c="28"/>FakeWeather.java </text:p>
      <text:p text:style-name="P1"><text:s text:c="28"/>public class FakeWeather implements Weather {</text:p>
      <text:p text:style-name="P1"><text:s text:c="32"/>public double getTemperature(); {</text:p>
      <text:p text:style-name="P1"><text:s text:c="32"/>return 2;</text:p>
      <text:p text:style-name="P1"><text:s text:c="32"/>}</text:p>
      <text:p text:style-name="P1"><text:s text:c="28"/>}</text:p>
      <text:p text:style-name="P1"/>
      <text:p text:style-name="P1"/>
      <text:p text:style-name="P1"/>
      <text:p text:style-name="P1"/>
      <text:p text:style-name="P1"><text:s text:c="28"/>(b) Vervollständigen Sie die Klasse Customer . Jedes Customer -Objekt speichert eine</text:p>
      <text:p text:style-name="P1"><text:s text:c="32"/>E-Mail-Adresse und einen Namen, die beide dem öffentlichen Konstruktor als Parameter</text:p>
      <text:p text:style-name="P1"><text:s text:c="32"/>übergeben werden. Die zwei Eigenschaften sollen außerdem von öffentlichen</text:p>
      <text:p text:style-name="P1"><text:s text:c="32"/>Methoden getMail() bzw. getName() zurückgegeben werden.</text:p>
      <text:p text:style-name="P1"/>
      <text:p text:style-name="P1"><text:s text:c="32"/>Customer.java </text:p>
      <text:p text:style-name="P1"><text:s text:c="32"/>public class Customer {</text:p>
      <text:p text:style-name="P1"><text:s text:c="36"/>private String eMail;</text:p>
      <text:p text:style-name="P1"><text:s text:c="36"/>private String name;</text:p>
      <text:p text:style-name="P1"/>
      <text:p text:style-name="P1"><text:s text:c="36"/>public Customer(String eMail, String name) {</text:p>
      <text:p text:style-name="P1"><text:s text:c="40"/>this.name = name;</text:p>
      <text:p text:style-name="P1"><text:s text:c="40"/>this.eMail = eMail;</text:p>
      <text:p text:style-name="P1"><text:s text:c="36"/>}</text:p>
      <text:p text:style-name="P1"/>
      <text:p text:style-name="P1"><text:s text:c="36"/>public String getMail(){</text:p>
      <text:p text:style-name="P1"><text:s text:c="40"/>return eMail;</text:p>
      <text:p text:style-name="P1"><text:s text:c="36"/>}</text:p>
      <text:p text:style-name="P1"/>
      <text:p text:style-name="P1"><text:s text:c="36"/>public String getName() {</text:p>
      <text:p text:style-name="P1"><text:s text:c="40"/>return name;</text:p>
      <text:p text:style-name="P1"><text:s text:c="36"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1T18:13:20.981000000</dc:date>
    <meta:editing-duration>PT33S</meta:editing-duration>
    <meta:editing-cycles>1</meta:editing-cycles>
    <meta:document-statistic meta:table-count="0" meta:image-count="0" meta:object-count="0" meta:page-count="3" meta:paragraph-count="212" meta:word-count="1129" meta:character-count="11805" meta:non-whitespace-character-count="6664"/>
    <meta:generator>LibreOffice/24.8.3.2$Windows_X86_64 LibreOffice_project/48a6bac9e7e268aeb4c3483fcf825c94556d9f92</meta:generator>
  </office:meta>
</office:document-meta>
</file>